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5.223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13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Sl. No.</text:p>
          </table:table-cell>
          <table:table-cell table:style-name="ce1" office:value-type="string" calcext:value-type="string">
            <text:p>Name(<text:span text:style-name="T1">Arrange in ascending order</text:span>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KU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O3400 Logic NMO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9.2" calcext:value-type="float">
            <text:p>9.2</text:p>
          </table:table-cell>
          <table:table-cell table:style-name="ce7" office:value-type="string" calcext:value-type="string">
            <text:p><text:a xlink:href="https://sharvielectronics.com/product/ao3414-20v-3a-n-channel-mosfet-sot-23-package/" xlink:type="simple">https://sharvielectronics.com/product/ao3414-20v-3a-n-channel-mosfet-sot-23-package/</text:a></text:p>
          </table:table-cell>
          <table:table-cell table:style-name="ce7" office:value-type="string" calcext:value-type="string">
            <text:p>ST2103SD159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O3405 Logic PM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.86" calcext:value-type="float">
            <text:p>6.86</text:p>
          </table:table-cell>
          <table:table-cell table:style-name="ce7" office:value-type="string" calcext:value-type="string">
            <text:p><text:a xlink:href="https://sharvielectronics.com/product/ao3405-30v-2-6a-p-channel-mosfet-sot-23-package/" xlink:type="simple">https://sharvielectronics.com/product/ao3405-30v-2-6a-p-channel-mosfet-sot-23-package/</text:a></text:p>
          </table:table-cell>
          <table:table-cell table:style-name="ce7" office:value-type="string" calcext:value-type="string">
            <text:p>ST2103SD161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" table:number-columns-repeated="2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2" table:number-columns-repeated="5"/>
          <table:table-cell table:style-name="ce7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TOTAL AMOUNT (in Rs.) =</text:p>
          </table:table-cell>
          <table:table-cell table:style-name="ce1"/>
          <table:table-cell table:style-name="ce1" table:formula="of:=SUMPRODUCT([.C2:.C31];[.D2:.D31])" office:value-type="float" office:value="32.12" calcext:value-type="float">
            <text:p>32.12</text:p>
          </table:table-cell>
          <table:table-cell table:style-name="ce2"/>
          <table:table-cell table:style-name="ce7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7-16T10:48:57.933504107</dc:date>
    <meta:editing-duration>PT4M</meta:editing-duration>
    <meta:editing-cycles>1</meta:editing-cycles>
    <meta:document-statistic meta:table-count="1" meta:cell-count="48" meta:object-count="0"/>
  </office:meta>
</office:document-meta>
</file>